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automatic-styles>
    <style:style style:name="co1" style:family="table-column">
      <style:table-column-properties fo:break-before="auto" style:column-width="4.198in"/>
    </style:style>
    <style:style style:name="co2" style:family="table-column">
      <style:table-column-properties fo:break-before="auto" style:column-width="3.1701in"/>
    </style:style>
    <style:style style:name="co3" style:family="table-column">
      <style:table-column-properties fo:break-before="auto" style:column-width="4.2283in"/>
    </style:style>
    <style:style style:name="co4" style:family="table-column">
      <style:table-column-properties fo:break-before="auto" style:column-width="4.0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1.6126in" fo:break-before="auto" style:use-optimal-row-height="true"/>
    </style:style>
    <style:style style:name="ro5" style:family="table-row">
      <style:table-row-properties style:row-height="1.1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YaHei Consolas Hybrid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Refs.</text:p>
          </table:table-cell>
          <table:table-cell table:style-name="ce1" office:value-type="string" calcext:value-type="string">
            <text:p>Interesting arguments</text:p>
          </table:table-cell>
        </table:table-row>
        <table:table-row table:style-name="ro2">
          <table:table-cell office:value-type="string" calcext:value-type="string">
            <text:p>A review of deep learning with special emphasis on architectures,</text:p>
            <text:p><text:span text:style-name="T1">applications and recent trends</text:span></text:p>
          </table:table-cell>
          <table:table-cell/>
          <table:table-cell office:value-type="string" calcext:value-type="string">
            <text:p>A_review_of_deep_learning.pd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tection of Anomalies in Large-Scale</text:p>
            <text:p>Accounting Data using Deep Autoencoder</text:p>
            <text:p>Networks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Detecion_of_anomalitites_deep_autoencoder.pdf</text:p>
          </table:table-cell>
          <table:table-cell office:value-type="string" calcext:value-type="string">
            <text:p>They use Deep Learning techniques using AutoEncoders</text:p>
            <text:p>For anomalies detection in an accounting system.</text:p>
            <text:p>It’s not based on credit card dataset (different sytem, less history</text:p>
            <text:p>For transactions etc.)</text:p>
          </table:table-cell>
          <table:table-cell/>
          <table:table-cell office:value-type="string" calcext:value-type="string">
            <text:p>Pag.3: “In order to conduct fraud…”</text:p>
          </table:table-cell>
        </table:table-row>
        <table:table-row table:style-name="ro4">
          <table:table-cell office:value-type="string" calcext:value-type="string">
            <text:p>End-to-end neural network architecture for fraud scoring in card</text:p>
            <text:p>Paymen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nd_to_end_neural_network_fraud_scoring_card_payments.pdf</text:p>
          </table:table-cell>
          <table:table-cell office:value-type="string" calcext:value-type="string">
            <text:p>900 millions transactions (1.5 years) BBVA. Easier to consider customer</text:p>
            <text:p>History and card usage patterns.</text:p>
            <text:p>Issues: very imbalanced dataset; mimic genuine transactions.</text:p>
            <text:p>They used two filters.</text:p>
            <text:p>Cost Sensitive Metrics to evaluate the impact of False Positive </text:p>
            <text:p>and also False Negative.</text:p>
            <text:p>No time measurement.</text:p>
          </table:table-cell>
          <table:table-cell office:value-type="string" calcext:value-type="string">
            <text:p>[16][33]</text:p>
          </table:table-cell>
          <table:table-cell office:value-type="string" calcext:value-type="string">
            <text:p>Pag.175, Pag.176: [16]</text:p>
            <text:p>Pag.176: For this</text:p>
            <text:p>reason, when an approved payment is a fraudulent operation, card-</text:p>
            <text:p>holders cannot see the movement in the bank account immedi-</text:p>
            <text:p>Ately.</text:p>
            <text:p>Pag.178: second, fraudulent transac-</text:p>
            <text:p>tions use to mimic genuine transactions in order to avoid being de-</text:p>
            <text:p>tected. These two issues lead to a very complicated scenario where</text:p>
            <text:p>standard techniques fail.</text:p>
            <text:p>Pag.178: 4.2 Evaluation</text:p>
          </table:table-cell>
        </table:table-row>
        <table:table-row table:style-name="ro5">
          <table:table-cell office:value-type="string" calcext:value-type="string">
            <text:p>WiP: Generative Adversarial Network</text:p>
            <text:p>for Oversampling Data in Credit</text:p>
            <text:p>Card Fraud Det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AN_for_oversampling_Data.pdf</text:p>
          </table:table-cell>
          <table:table-cell office:value-type="string" calcext:value-type="string">
            <text:p>Novel data oversampling method using GAN.</text:p>
            <text:p>We use GAN and its variant to generate synthetic data of </text:p>
            <text:p>fraudulent transactions (oversampling).</text:p>
            <text:p>The result is that the number of false positive decreases, </text:p>
            <text:p>Compared to other oversampling methods.</text:p>
            <text:p>No time performance measurement, just mentioning that oversampling</text:p>
            <text:p>Of 15000 records is fast (0-15s).</text:p>
          </table:table-cell>
          <table:table-cell office:value-type="string" calcext:value-type="string">
            <text:p>[1][6][20]</text:p>
          </table:table-cell>
          <table:table-cell office:value-type="string" calcext:value-type="string">
            <text:p>Pag.1: Consequently, almost all of</text:p>
            <text:p>the supervised classiﬁers, when built on the unbalanced datasets, </text:p>
            <text:p>yield high false negative rates</text:p>
          </table:table-cell>
        </table:table-row>
        <table:table-row table:style-name="ro2">
          <table:table-cell office:value-type="string" calcext:value-type="string">
            <text:p><text:span text:style-name="T1">Generative Adversarial Neural Networks based </text:span></text:p>
            <text:p><text:span text:style-name="T1">Oversampling Technique for Imbalanced Credit Card Dataset</text:span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nerative_Adversarial_Neural_Networks_based_Oversampling_</text:p>
            <text:p>Technique_for_Imbalanced_Credit_Card_Dataset.pdf</text:p>
          </table:table-cell>
          <table:table-cell table:number-columns-repeated="2"/>
          <table:table-cell office:value-type="string" calcext:value-type="string">
            <text:p>All features are scaled except Time, and Amount we are using </text:p>
            <text:p>MinMaxscaler to scale them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2" office:value-type="string" calcext:value-type="string">
            <text:p>Notes: FNNs vs RNNs</text:p>
          </table:table-cell>
          <table:table-cell table:number-columns-repeated="5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YaHei Consolas Hybrid" svg:font-family="'YaHei Consolas Hybri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YaHei Consolas Hybrid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0:02:52.856495339</meta:creation-date>
    <dc:date>2024-11-17T18:12:17.488563053</dc:date>
    <meta:editing-duration>PT4H26M43S</meta:editing-duration>
    <meta:editing-cycles>7</meta:editing-cycles>
    <meta:generator>LibreOffice/7.4.7.2$Linux_X86_64 LibreOffice_project/40$Build-2</meta:generator>
    <meta:document-statistic meta:table-count="1" meta:cell-count="30" meta:object-count="0"/>
  </office:meta>
</office:document-meta>
</file>